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974e" officeooo:paragraph-rsid="0007974e"/>
    </style:style>
    <style:style style:name="P2" style:family="paragraph" style:parent-style-name="Standard" style:list-style-name="L1">
      <style:text-properties officeooo:rsid="0008fe62" officeooo:paragraph-rsid="0008fe62"/>
    </style:style>
    <style:style style:name="P3" style:family="paragraph" style:parent-style-name="Standard" style:list-style-name="L1">
      <style:text-properties officeooo:rsid="000a55f4" officeooo:paragraph-rsid="000a55f4"/>
    </style:style>
    <style:style style:name="P4" style:family="paragraph" style:parent-style-name="Standard" style:list-style-name="L1">
      <style:text-properties officeooo:rsid="00103142" officeooo:paragraph-rsid="00103142"/>
    </style:style>
    <style:style style:name="P5" style:family="paragraph" style:parent-style-name="Standard" style:list-style-name="L1">
      <style:text-properties officeooo:rsid="000e4429" officeooo:paragraph-rsid="000e4429" fo:background-color="#5eb91e"/>
    </style:style>
    <style:style style:name="T1" style:family="text">
      <style:text-properties officeooo:rsid="00085ad9"/>
    </style:style>
    <style:style style:name="T2" style:family="text">
      <style:text-properties officeooo:rsid="0008fe62"/>
    </style:style>
    <style:style style:name="T3" style:family="text">
      <style:text-properties officeooo:rsid="000b691a"/>
    </style:style>
    <style:style style:name="T4" style:family="text">
      <style:text-properties officeooo:rsid="000cf824"/>
    </style:style>
    <style:style style:name="T5" style:family="text">
      <style:text-properties officeooo:rsid="00126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8726024" text:style-name="L1">
        <text:list-item>
          <text:p text:style-name="P1">Handle terminal resizes </text:p>
        </text:list-item>
        <text:list-item>
          <text:p text:style-name="P1">When dispalying directories in normal mode, display the total size <text:span text:style-name="T4">of directory</text:span></text:p>
        </text:list-item>
        <text:list-item>
          <text:p text:style-name="P2">What is home and root directory</text:p>
        </text:list-item>
        <text:list-item>
          <text:p text:style-name="P3">While displaying if the file doesn’t exist, print error message</text:p>
        </text:list-item>
        <text:list-item>
          <text:p text:style-name="P5">Ha<text:span text:style-name="T5">n</text:span>lde error cases where files or directories are not present <text:span text:style-name="T5">in command mode</text:span></text:p>
        </text:list-item>
        <text:list-item>
          <text:p text:style-name="P4">learn termios reference from text book mentioned in grou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7:20:45.451375333</meta:creation-date>
    <dc:date>2021-10-17T09:35:39.753044517</dc:date>
    <meta:editing-duration>PT49M4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9" meta:character-count="337" meta:non-whitespace-character-count="289"/>
  </office:meta>
</office:document-meta>
</file>